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RequestHandler.handle( ServerHttpRequest request , Server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erHttpRequestIntegrationTests.createHttp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HttpRequestIntegrationTests.checkUri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